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text-properties officeooo:rsid="001dca33" officeooo:paragraph-rsid="001dca33"/>
    </style:style>
    <style:style style:name="P17" style:family="paragraph" style:parent-style-name="Standard">
      <style:text-properties officeooo:rsid="001ec26b" officeooo:paragraph-rsid="001ec26b"/>
    </style:style>
    <style:style style:name="P18" style:family="paragraph" style:parent-style-name="Standard">
      <style:text-properties officeooo:rsid="00208b0f" officeooo:paragraph-rsid="00208b0f"/>
    </style:style>
    <style:style style:name="P19" style:family="paragraph" style:parent-style-name="Standard">
      <style:text-properties officeooo:rsid="0021f45b" officeooo:paragraph-rsid="0021f45b"/>
    </style:style>
    <style:style style:name="P20" style:family="paragraph" style:parent-style-name="Standard">
      <style:text-properties officeooo:rsid="0023aebf" officeooo:paragraph-rsid="0023aebf"/>
    </style:style>
    <style:style style:name="P21" style:family="paragraph" style:parent-style-name="Standard">
      <style:text-properties officeooo:rsid="0023da3b" officeooo:paragraph-rsid="0023da3b"/>
    </style:style>
    <style:style style:name="P22" style:family="paragraph" style:parent-style-name="Standard" style:list-style-name="L1">
      <style:text-properties officeooo:rsid="000cf13d" officeooo:paragraph-rsid="001d5cfc"/>
    </style:style>
    <style:style style:name="P23" style:family="paragraph" style:parent-style-name="Standard" style:list-style-name="L2">
      <style:text-properties officeooo:rsid="000cf13d" officeooo:paragraph-rsid="001d5cfc"/>
    </style:style>
    <style:style style:name="P24" style:family="paragraph" style:parent-style-name="Standard" style:list-style-name="L3">
      <style:text-properties officeooo:rsid="000cf13d" officeooo:paragraph-rsid="001d5cfc"/>
    </style:style>
    <style:style style:name="P25" style:family="paragraph" style:parent-style-name="Standard">
      <style:text-properties officeooo:rsid="000cf13d" officeooo:paragraph-rsid="001d5cfc"/>
    </style:style>
    <style:style style:name="P26" style:family="paragraph" style:parent-style-name="Standard" style:list-style-name="L4">
      <style:text-properties officeooo:rsid="000ffabe" officeooo:paragraph-rsid="001d5cfc"/>
    </style:style>
    <style:style style:name="P27" style:family="paragraph" style:parent-style-name="Standard" style:list-style-name="L5">
      <style:text-properties officeooo:rsid="001d5cfc" officeooo:paragraph-rsid="001d5cfc"/>
    </style:style>
    <style:style style:name="P28" style:family="paragraph" style:parent-style-name="Standard" style:list-style-name="L6">
      <style:text-properties officeooo:rsid="001d5cfc" officeooo:paragraph-rsid="001d5cfc"/>
    </style:style>
    <style:style style:name="P29" style:family="paragraph" style:parent-style-name="Standard">
      <style:text-properties officeooo:rsid="00249da7" officeooo:paragraph-rsid="00249da7"/>
    </style:style>
    <style:style style:name="P30" style:family="paragraph" style:parent-style-name="Standard" style:list-style-name="L7">
      <style:text-properties officeooo:rsid="00249da7" officeooo:paragraph-rsid="00249da7"/>
    </style:style>
    <style:style style:name="P31" style:family="paragraph" style:parent-style-name="Standard">
      <style:text-properties officeooo:rsid="00180818" officeooo:paragraph-rsid="001d5cfc"/>
    </style:style>
    <style:style style:name="P32" style:family="paragraph" style:parent-style-name="Standard">
      <style:text-properties officeooo:rsid="0023da3b" officeooo:paragraph-rsid="0023da3b"/>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ag1: </text:p>
      <text:p text:style-name="P29"/>
      <text:list xml:id="list8241120417718796992" text:style-name="L7">
        <text:list-item>
          <text:p text:style-name="P30">grobe Planung des Projekts</text:p>
        </text:list-item>
      </text:list>
      <text:p text:style-name="P2"/>
      <text:p text:style-name="P2">Tag 2:</text:p>
      <text:p text:style-name="P2"/>
      <text:p text:style-name="P2">Plan:</text:p>
      <text:p text:style-name="P2"><text:tab/>Bewegung:</text:p>
      <text:list xml:id="list8740834086339391837" text:style-name="L1">
        <text:list-item>
          <text:p text:style-name="P22">Einheit nicht mehr verfügbar nach Zug ( Teilbewegungsproblem )</text:p>
        </text:list-item>
        <text:list-item>
          <text:p text:style-name="P22">Bewegungsphase endet, wenn Bewegungspunkte leer oder bei erneutem Klick auf die Einheit.</text:p>
        </text:list-item>
        <text:list-item>
          <text:p text:style-name="P22">Erneuter Klick startet Kampfphase. Eventuelle zweite Bewegungsphase, wenn Bewegungspunkte übrig.</text:p>
        </text:list-item>
        <text:list-item>
          <text:p text:style-name="P22">Bewegung nur in Norden, Westen, Osten, Süden</text:p>
        </text:list-item>
        <text:list-item>
          <text:p text:style-name="P22">Jede Einheit, die man kontrolliert kann in einem Zug gezogen werden.</text:p>
        </text:list-item>
      </text:list>
      <text:p text:style-name="P2"><text:tab/></text:p>
      <text:p text:style-name="P2"/>
      <text:p text:style-name="P2"/>
      <text:p text:style-name="P2"><text:tab/>Leveleditor:</text:p>
      <text:list xml:id="list2315108503841744508" text:style-name="L2">
        <text:list-item>
          <text:p text:style-name="P23">Speichern als Zip?</text:p>
        </text:list-item>
        <text:list-item>
          <text:p text:style-name="P23">Einmal Konfigurationsdatei mit Feldoptionen und einmal Bilddatei</text:p>
        </text:list-item>
        <text:list-item>
          <text:p text:style-name="P23">Nur Felder setzbar. Möglicherweise Bonus?</text:p>
        </text:list-item>
      </text:list>
      <text:p text:style-name="P2"/>
      <text:p text:style-name="P2">Angefangen:</text:p>
      <text:list xml:id="list6248920948798592349" text:style-name="L3">
        <text:list-item>
          <text:p text:style-name="P24">UML Diagramm der benötigten Klassen.</text:p>
        </text:list-item>
        <text:list-item>
          <text:p text:style-name="P24">Projekt erstellt</text:p>
        </text:list-item>
        <text:list-item>
          <text:p text:style-name="P24">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550509848078054031" text:style-name="L4">
        <text:list-item>
          <text:p text:style-name="P26">4 Schiffe pro Spieler</text:p>
          <text:list>
            <text:list-item>
              <text:p text:style-name="P26">Kleines schnelles</text:p>
            </text:list-item>
            <text:list-item>
              <text:p text:style-name="P26">Großes dickes</text:p>
            </text:list-item>
            <text:list-item>
              <text:p text:style-name="P26">Standard</text:p>
            </text:list-item>
            <text:list-item>
              <text:p text:style-name="P26">Dicke Kanonen</text:p>
            </text:list-item>
          </text:list>
        </text:list-item>
        <text:list-item>
          <text:p text:style-name="P26">1 Insel pro Spieler</text:p>
        </text:list-item>
        <text:list-item>
          <text:p text:style-name="P26">Wassertextur</text:p>
        </text:list-item>
        <text:list-item>
          <text:p text:style-name="P26">Riffe als Blockade</text:p>
        </text:list-item>
        <text:list-item>
          <text:p text:style-name="P26">Goldmünze, <text:span text:style-name="T2">Leben</text:span></text:p>
        </text:list-item>
        <text:list-item>
          <text:p text:style-name="P26">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text:soft-page-break/>Erstellen einer GUI für den Leveleditor, sowie Hintergrundlogik</text:p>
      <text:p text:style-name="P6"/>
      <text:p text:style-name="P6">GUI:</text:p>
      <text:p text:style-name="P6">Pictureboxen als Auswahl für die einzelnen Tiles getrennt in Tabpanel zwischen Feldtyp und 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
      <text:p text:style-name="P11"/>
      <text:p text:style-name="P11"/>
      <text:p text:style-name="P11"/>
      <text:p text:style-name="P11"/>
      <text:p text:style-name="P11"/>
      <text:p text:style-name="P11"><text:soft-page-break/></text:p>
      <text:p text:style-name="P11">Tag 6:</text:p>
      <text:p text:style-name="P11"/>
      <text:p text:style-name="P11">Erstellen aller benötigten GUI´s für das eigentiliche Spiel.</text:p>
      <text:p text:style-name="P29">Anlegen der Model-Klassen:</text:p>
      <text:p text:style-name="P29">-Ship</text:p>
      <text:p text:style-name="P29">-Player</text:p>
      <text:p text:style-name="P29">-Type</text:p>
      <text:p text:style-name="P29"/>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1668418349362085996" text:style-name="L5">
        <text:list-item>
          <text:p text:style-name="P27"><text:soft-page-break/>Arrays angelegt für Bewegungs und Kampfradius Bereiche.</text:p>
        </text:list-item>
        <text:list-item>
          <text:p text:style-name="P27">Funktion zur Überprüfung, ob das angeklickte Feld ein Schiff des aktiven Spielers enthält</text:p>
        </text:list-item>
        <text:list-item>
          <text:p text:style-name="P27">Funktion, dass die oben genannten Arrays füllt.</text:p>
        </text:list-item>
        <text:list-item>
          <text:p text:style-name="P27">Schiffklasse einen Player mitgeben, damit unterschieden werden kann wessen Schiff es ist.</text:p>
        </text:list-item>
        <text:list-item>
          <text:p text:style-name="P27">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1686469565080596333" text:style-name="L6">
        <text:list-item>
          <text:p text:style-name="P28">Spieler wählt Figur aus und wechselt die Phase =&gt; bool Variabeln wären nicht korrekt. Fixed: Bei Phasenwechsel werden die Variablen wieder auf false gesetzt.</text:p>
        </text:list-item>
        <text:list-item>
          <text:p text:style-name="P28">Spieler wählt Figur klickt dann aber auf ein nicht betretbares Feld. Keine Bewegung aber die bool Variable wurde gesetzt. Fixed: Variable wird nur bei gültigem Zug gesetzt.</text:p>
        </text:list-item>
      </text:list>
      <text:p text:style-name="P16">Tag 9:</text:p>
      <text:p text:style-name="P16"/>
      <text:p text:style-name="P16">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17">Drawfunktionen für Felder geschrieben. Methode die den Angriff handled.</text:p>
      <text:p text:style-name="P17"/>
      <text:p text:style-name="P18">Tag 10:</text:p>
      <text:p text:style-name="P18"/>
      <text:p text:style-name="P18">Erste Fertigstellung von Kampf und Bewegungsphase. Sowie PowerUp Spawns nach jedem Spielerzug.</text:p>
      <text:p text:style-name="P18"/>
      <text:p text:style-name="P18">Probleme:</text:p>
      <text:p text:style-name="P18">Wenn zuerst ein Feld geklickt wurde, dass kein Schiff ist kam es zu einer Nullpointer Exception beim zweiten Klick. Der Grund war, das ich den bool Wert nicht zurückgesetzt habe und er so weitergemacht hat als hätte er ein Schiff angeklickt.</text:p>
      <text:p text:style-name="P18"/>
      <text:p text:style-name="P18">Beim Testen der Bewegung fiel mir auf, dass ich manche Schiffe nicht bewegen konnte. Der Grund war, dass ich immer den gleichen Verweis eines Schiffes auf die Felder gelegt habe wenn ich nicht erneut ein Schiff auswähle. Deswegen habe ich jetzt die Auswahl immer zurückgesetzt, so dass man immer zuerst ein Schiff auswählen muss bevor man es setzt.</text:p>
      <text:p text:style-name="P18"/>
      <text:p text:style-name="P19">Tag 11:</text:p>
      <text:p text:style-name="P19"/>
      <text:p text:style-name="P19">Wenn zufällig ein Feld getroffen wird, dass bereits ein PowerUp besitzt wird das sich dort befindende PowerUp entfernt. Außerdem habe ich die UpdateFieldImage Funktion hinzugefügt, damit die Änderungen auch angezeigt werden.</text:p>
      <text:p text:style-name="P19"/>
      <text:p text:style-name="P20">Tag 12:</text:p>
      <text:p text:style-name="P20"/>
      <text:p text:style-name="P20">Gamegui Erweiterung. Wird ein Schiff ausgewäht, werden jetzt Informationen über Schiff Typ, Gold und Leben unten angezeigt.</text:p>
      <text:p text:style-name="P20"/>
      <text:p text:style-name="P21"/>
      <text:p text:style-name="P21"/>
      <text:p text:style-name="P21"><text:soft-page-break/></text:p>
      <text:p text:style-name="P21">Tag 13:</text:p>
      <text:p text:style-name="P21"/>
      <text:p text:style-name="P21">PowerUps können eingesammelt werden. Auch Movementbeschleuniger funktionieren.</text:p>
      <text:p text:style-name="P21">Schiffe lassen wenn sie kaputt gehen die Hälfte des gesammelten Goldes fallen sowie die Hälfte ihrer Baukosten.</text:p>
      <text:p text:style-name="P21"/>
      <text:p text:style-name="P21">Es gab ein Problem, dass wenn man das Optionsfenster schließt das Programm im Hintergrund weiterläuft, da das Titelmenü nur versteckt wird. Dies wurde ebenfalls behoben.</text:p>
      <text:p text:style-name="P20"/>
      <text:p text:style-name="P29">"Hilfe" Datei angelegt und über Titelmenü aufrufbar gemacht.</text:p>
      <text:p text:style-name="P29">In der Hilfe Datei wurde die Spielanleitung geschrieben.<text:line-break/><text:line-break/>Problem:</text:p>
      <text:p text:style-name="P29">Bei Start des eigentlciehn Spiels, wurde das Titelmenü wieder sichtbar und stellte sich in den Vordergrund. Der Grund hierfür war, dass das Spiel mit Show() aufgerufen wurde, anstatt mit ShowDialog() und deswegen das Menü sichtbar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2:21:37.671000000</meta:creation-date>
    <meta:editing-duration>PT6M12S</meta:editing-duration>
    <meta:editing-cycles>2</meta:editing-cycles>
    <meta:generator>LibreOffice/4.4.0.3$Windows_x86 LibreOffice_project/de093506bcdc5fafd9023ee680b8c60e3e0645d7</meta:generator>
    <dc:date>2016-06-23T12:27:45.445000000</dc:date>
    <meta:document-statistic meta:table-count="0" meta:image-count="0" meta:object-count="0" meta:page-count="5" meta:paragraph-count="114" meta:word-count="1309" meta:character-count="8565" meta:non-whitespace-character-count="7388"/>
    <meta:user-defined meta:name="Info 1"/>
    <meta:user-defined meta:name="Info 2"/>
    <meta:user-defined meta:name="Info 3"/>
    <meta:user-defined meta:name="Info 4"/>
  </office:meta>
</office:document-meta>
</file>